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/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office:value-type="string" calcext:value-type="string">
            <text:p>Barber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office:value-type="string" calcext:value-type="string">
            <text:p>Bendanillo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string" calcext:value-type="string">
            <text:p>Caldwell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string" calcext:value-type="string">
            <text:p>Cao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office:value-type="string" calcext:value-type="string">
            <text:p>Cheung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office:value-type="string" calcext:value-type="string">
            <text:p>Gallegos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string" calcext:value-type="string">
            <text:p>Gorospe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Guzman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string" calcext:value-type="string">
            <text:p>Kanno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string" calcext:value-type="string">
            <text:p>Lam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Linares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string" calcext:value-type="string">
            <text:p>Loi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2.75/20" office:value-type="float" office:value="0.6375" calcext:value-type="float">
            <text:p>0.6375</text:p>
          </table:table-cell>
          <table:table-cell office:value-type="string" calcext:value-type="string">
            <text:p>Morris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string" calcext:value-type="string">
            <text:p>Orozco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office:value-type="string" calcext:value-type="string">
            <text:p>Quiton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Rockenbach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5.25/20" office:value-type="float" office:value="0.7625" calcext:value-type="float">
            <text:p>0.7625</text:p>
          </table:table-cell>
          <table:table-cell office:value-type="string" calcext:value-type="string">
            <text:p>Rodriguez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Rothschild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2.5/20" office:value-type="float" office:value="0.625" calcext:value-type="float">
            <text:p>0.625</text:p>
          </table:table-cell>
          <table:table-cell office:value-type="string" calcext:value-type="string">
            <text:p>Tam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Thrasher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Valdez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Villegas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office:value-type="string" calcext:value-type="string">
            <text:p>Witanis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string" calcext:value-type="string">
            <text:p>Yeung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3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string" calcext:value-type="string">
            <text:p>Amarasinghe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/>
          <table:table-cell office:value-type="string" calcext:value-type="string">
            <text:p>Avila-Zavala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/>
          <table:table-cell office:value-type="string" calcext:value-type="string">
            <text:p>Black-Hogins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string" calcext:value-type="string">
            <text:p>Castro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/>
          <table:table-cell office:value-type="string" calcext:value-type="string">
            <text:p>Chavira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/>
          <table:table-cell office:value-type="string" calcext:value-type="string">
            <text:p>Connolly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/>
          <table:table-cell office:value-type="string" calcext:value-type="string">
            <text:p>Diaz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/>
          <table:table-cell office:value-type="string" calcext:value-type="string">
            <text:p>Figueroa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/>
          <table:table-cell office:value-type="string" calcext:value-type="string">
            <text:p>Galicia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/>
          <table:table-cell office:value-type="string" calcext:value-type="string">
            <text:p>Hernandez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string" calcext:value-type="string">
            <text:p>Herrera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/>
          <table:table-cell office:value-type="string" calcext:value-type="string">
            <text:p>Jackson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/>
          <table:table-cell office:value-type="string" calcext:value-type="string">
            <text:p>Jeffers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/>
          <table:table-cell office:value-type="string" calcext:value-type="string">
            <text:p>Kotani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/>
          <table:table-cell office:value-type="string" calcext:value-type="string">
            <text:p>Madrid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Miracle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/>
          <table:table-cell office:value-type="string" calcext:value-type="string">
            <text:p>Nguyen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rion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/>
          <table:table-cell office:value-type="string" calcext:value-type="string">
            <text:p>Palos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/>
          <table:table-cell office:value-type="string" calcext:value-type="string">
            <text:p>Potthoff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/>
          <table:table-cell office:value-type="string" calcext:value-type="string">
            <text:p>Ramirez-Lara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/>
          <table:table-cell office:value-type="string" calcext:value-type="string">
            <text:p>Rogers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/>
          <table:table-cell office:value-type="string" calcext:value-type="string">
            <text:p>Russell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/>
          <table:table-cell office:value-type="string" calcext:value-type="string">
            <text:p>Sullivan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/>
          <table:table-cell office:value-type="string" calcext:value-type="string">
            <text:p>Valadez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/>
          <table:table-cell office:value-type="string" calcext:value-type="string">
            <text:p>Wish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5:50:37.182634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01T16:09:34.800887368</dc:date>
    <meta:editing-duration>PT3H7S</meta:editing-duration>
    <meta:editing-cycles>15</meta:editing-cycles>
    <meta:generator>LibreOffice/5.1.6.2$Linux_X86_64 LibreOffice_project/10m0$Build-2</meta:generator>
    <meta:document-statistic meta:table-count="1" meta:cell-count="662" meta:object-count="0"/>
  </office:meta>
</office:document-meta>
</file>